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86.155cm" style:use-optimal-column-width="false"/>
    </style:style>
    <style:style style:name="co3" style:family="table-column">
      <style:table-column-properties style:column-width="68.809cm" style:use-optimal-column-width="false"/>
    </style:style>
    <style:style style:name="co4" style:family="table-column">
      <style:table-column-properties style:column-width="145.199cm" style:use-optimal-column-width="false"/>
    </style:style>
    <style:style style:name="co5" style:family="table-column">
      <style:table-column-properties style:column-width="146.036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Tahoma" fo:font-size="200pt" style:font-name-asian="Liberation Sans1" style:font-size-asian="200pt" style:font-name-complex="Liberation Sans1" style:font-size-complex="200pt"/>
    </style:style>
    <style:style style:name="T4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67.357cm" svg:height="171.0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1">شبیر <text:s/>کا تم صدقہ ہو، اب خیمے میں بیٹا</text:span><text:span text:style-name="T1"><text:line-break/></text:span><text:span text:style-name="T1">تم لوٹ کر نہ آنا</text:span></text:p>
              </table:table-cell>
              <table:table-cell>
                <text:p text:style-name="P1"><text:span text:style-name="T1">کہتی تھی یہ زینب یوں ماں کا مان نبھانا</text:span><text:span text:style-name="T1"><text:line-break/></text:span><text:span text:style-name="T1">اے عون و محمد</text:span></text:p>
              </table:table-cell>
              <table:table-cell table:style-name="ce3"/>
              <table:table-cell table:style-name="ce4">
                <text:p text:style-name="P2"><text:span text:style-name="T2">Kehti thi yeh Zainab, yun maa ka maan nibhana</text:span><text:span text:style-name="T2"><text:line-break/></text:span><text:span text:style-name="T2">Ae Aun o Muhammad</text:span></text:p>
              </table:table-cell>
              <table:table-cell table:style-name="ce4">
                <text:p text:style-name="P2"><text:span text:style-name="T2">Shabbir ka tum sadqa ho, ab kheme mein beta</text:span><text:span text:style-name="T2"><text:line-break/></text:span><text:span text:style-name="T2">Tum laut kar na aana</text:span></text:p>
              </table:table-cell>
              <table:table-cell table:style-name="ce3"/>
            </table:table-row>
            <table:table-row table:style-name="ro2" table:default-cell-style-name="ce3">
              <table:table-cell>
                <text:p text:style-name="P3"><text:span text:style-name="T3">2</text:span></text:p>
              </table:table-cell>
              <table:table-cell table:style-name="ce5">
                <text:p text:style-name="P4"><text:span text:style-name="T4">ہر حال میں تم پر، لازم ہے شکر خدا کا</text:span><text:span text:style-name="T4"><text:line-break/></text:span><text:span text:style-name="T4">اے شہزادوں، ہے صبر تمہارا ورثہ</text:span><text:span text:style-name="T4"><text:line-break/></text:span><text:span text:style-name="T4">فرزند ہو تم زینب کے، شکوہ نہیں کرنا</text:span><text:span text:style-name="T4"><text:line-break/></text:span><text:span text:style-name="T4">جب زخم کوئی کھانا</text:span></text:p>
              </table:table-cell>
              <table:table-cell table:style-name="ce5">
                <text:p text:style-name="P4"><text:span text:style-name="T4">ہے ماں کو یقین، تم ماں کی بات رکھوگے</text:span><text:span text:style-name="T4"><text:line-break/></text:span><text:span text:style-name="T4">یہ یاد رہے، خیموں میں ہے پیاسے بچے</text:span><text:span text:style-name="T4"><text:line-break/></text:span><text:span text:style-name="T4">دریا پے اگر جانا ہو، سہ روز کے پیاسوں</text:span><text:span text:style-name="T4"><text:line-break/></text:span><text:span text:style-name="T4">تم پیاس نہ بجھانا</text:span></text:p>
              </table:table-cell>
              <table:table-cell>
                <text:p text:style-name="P3"><text:span text:style-name="T3">1</text:span></text:p>
              </table:table-cell>
              <table:table-cell table:style-name="ce4">
                <text:p text:style-name="P2"><text:span text:style-name="T2">Hai maan ko yaqeen, tum maa ki baat rakhoge</text:span><text:span text:style-name="T2"><text:line-break/></text:span><text:span text:style-name="T2">Yeh yaad rahe, khemon mein hain pyaase bachche</text:span><text:span text:style-name="T2"><text:line-break/></text:span><text:span text:style-name="T2">Darya pe agar jaana ho, seh roz ke pyaason</text:span><text:span text:style-name="T2"><text:line-break/></text:span><text:span text:style-name="T2">Tum pyaas na bujhana</text:span></text:p>
              </table:table-cell>
              <table:table-cell table:style-name="ce4">
                <text:p text:style-name="P2"><text:span text:style-name="T2">Har haal mein tum par, laazim hai shukr</text:span><text:span text:style-name="T2"><text:line-break/></text:span><text:span text:style-name="T2">Khuda ka Ae shehzadon, hai sabr tumhara virsa</text:span><text:span text:style-name="T2"><text:line-break/></text:span><text:span text:style-name="T2">Farzand ho tum Zainab ke, shikwa nahin karna</text:span><text:span text:style-name="T2"><text:line-break/></text:span><text:span text:style-name="T2">Jab zakhm koi khana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3">4</text:span></text:p>
              </table:table-cell>
              <table:table-cell table:style-name="ce5">
                <text:p text:style-name="P4"><text:span text:style-name="T4">جب سانس تمہاری، بچوں ہو اُکھڑنے والی</text:span><text:span text:style-name="T4"><text:line-break/></text:span><text:span text:style-name="T4">اُس وقت سرہانے، آئیں گی مادر میری</text:span><text:span text:style-name="T4"><text:line-break/></text:span><text:span text:style-name="T4">دل کی یہ میرے خواہش ہے ،اُس دم میری ماں سے</text:span><text:span text:style-name="T4"><text:line-break/></text:span><text:span text:style-name="T4">زخموں کو تم چھپانا</text:span></text:p>
              </table:table-cell>
              <table:table-cell table:style-name="ce5">
                <text:p text:style-name="P4"><text:span text:style-name="T4">کب ہم پہ سِتم ،کرنے کے لیے آئے ہیں</text:span><text:span text:style-name="T4"><text:line-break/></text:span><text:span text:style-name="T4">یہ بدر و اُہد کے ،بدلے کے لیے آئے ہیں</text:span><text:span text:style-name="T4"><text:line-break/></text:span><text:span text:style-name="T4">لازم ہے رجز سے پہلے ،میدان ميں تم پر</text:span><text:span text:style-name="T4"><text:line-break/></text:span><text:span text:style-name="T4">مدحِ <text:s/>علی سنانہ</text:span></text:p>
              </table:table-cell>
              <table:table-cell>
                <text:p text:style-name="P3"><text:span text:style-name="T3">3</text:span></text:p>
              </table:table-cell>
              <table:table-cell table:style-name="ce4">
                <text:p text:style-name="P2"><text:span text:style-name="T2">Kab hum pe sitam, karne ke liye aaye hain</text:span><text:span text:style-name="T2"><text:line-break/></text:span><text:span text:style-name="T2">Yeh Badr o Uhud ke, badle ke liye aaye hain</text:span><text:span text:style-name="T2"><text:line-break/></text:span><text:span text:style-name="T2">Laazim hai rajaz se pehle, maidan mein tum par</text:span><text:span text:style-name="T2"><text:line-break/></text:span><text:span text:style-name="T2">Madh-e-Ali sunaana</text:span></text:p>
              </table:table-cell>
              <table:table-cell table:style-name="ce4">
                <text:p text:style-name="P2"><text:span text:style-name="T2">Jab saans tumhari, bachon ho ukharnay wali</text:span><text:span text:style-name="T2"><text:line-break/></text:span><text:span text:style-name="T2">Us waqt sarhaane, aayengi madar meri</text:span><text:span text:style-name="T2"><text:line-break/></text:span><text:span text:style-name="T2">Dil ki yeh meri khwaahish hai, us dam meri maa se</text:span><text:span text:style-name="T2"><text:line-break/></text:span><text:span text:style-name="T2">Zakhmon ko tum chhupaana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3">6</text:span></text:p>
              </table:table-cell>
              <table:table-cell table:style-name="ce5">
                <text:p text:style-name="P4"><text:span text:style-name="T4">جب لاشے اٹھا کر، خیمے میں لائے سرور</text:span><text:span text:style-name="T4"><text:line-break/></text:span><text:span text:style-name="T4">زینب یہ بولی، اشکوں کو اپنے چھپا کر</text:span><text:span text:style-name="T4"><text:line-break/></text:span><text:span text:style-name="T4">میں بھی نہ تمہیں <text:s/>روؤنگی، اور میرے لیے بھی</text:span><text:span text:style-name="T4"><text:line-break/></text:span><text:span text:style-name="T4">آنسو نہ تم بہانہ</text:span></text:p>
              </table:table-cell>
              <table:table-cell table:style-name="ce5">
                <text:p text:style-name="P4"><text:span text:style-name="T4">قاتل پہ کرم، نانا کی ترہا کر دینا</text:span><text:span text:style-name="T4"><text:line-break/></text:span><text:span text:style-name="T4">یوں لاج میرے، بھائی کے نام کی رکھنا</text:span><text:span text:style-name="T4"><text:line-break/></text:span><text:span text:style-name="T4">جو واستہ دے بھائی کا، میدان میں اُس پر</text:span><text:span text:style-name="T4"><text:line-break/></text:span><text:span text:style-name="T4">تم تیغ نہ چلانا</text:span></text:p>
              </table:table-cell>
              <table:table-cell>
                <text:p text:style-name="P3"><text:span text:style-name="T3">5</text:span></text:p>
              </table:table-cell>
              <table:table-cell table:style-name="ce4">
                <text:p text:style-name="P2"><text:span text:style-name="T2">Qaatil pe karam, nana ki tarah kar dena</text:span><text:span text:style-name="T2"><text:line-break/></text:span><text:span text:style-name="T2">Yoon laaj mere, bhai ke naam ki rakhna</text:span><text:span text:style-name="T2"><text:line-break/></text:span><text:span text:style-name="T2">Jo waasta de bhai ka, maidan mein us par</text:span><text:span text:style-name="T2"><text:line-break/></text:span><text:span text:style-name="T2">Tum tegh na chalana</text:span></text:p>
              </table:table-cell>
              <table:table-cell table:style-name="ce4">
                <text:p text:style-name="P2"><text:span text:style-name="T2">Jab laashe utha kar, kheme mein laye</text:span><text:span text:style-name="T2"><text:line-break/></text:span><text:span text:style-name="T2">Sarwar Zainab yeh boli, ashkon ko apne chupa kar</text:span><text:span text:style-name="T2"><text:line-break/></text:span><text:span text:style-name="T2">Main bhi na tumhe roongi, aur mere liye bhi</text:span><text:span text:style-name="T2"><text:line-break/></text:span><text:span text:style-name="T2">Aansoo na tum bahaana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3">8</text:span></text:p>
              </table:table-cell>
              <table:table-cell table:style-name="ce5">
                <text:p text:style-name="P4"><text:span text:style-name="T4">شاباش میرے، بچوں ہوں میں تم سے رازی</text:span><text:span text:style-name="T4"><text:line-break/></text:span><text:span text:style-name="T4">یہ کہہ کے تکلم، خاموش ہوئیں شہزادی</text:span><text:span text:style-name="T4"><text:line-break/></text:span><text:span text:style-name="T4">نیزوں پہ سفر کرکر کے، ہمراہ ہمارے</text:span><text:span text:style-name="T4"><text:line-break/></text:span><text:span text:style-name="T4">تم کو ہے شام جانا</text:span></text:p>
              </table:table-cell>
              <table:table-cell table:style-name="ce5">
                <text:p text:style-name="P4"><text:span text:style-name="T4">تعظیم کی خاطر، کیوں اٹھتے نہیں اب بیٹا</text:span><text:span text:style-name="T4"><text:line-break/></text:span><text:span text:style-name="T4">دیکھو تو سرہانے، آئے ہیں میرے بھیا</text:span><text:span text:style-name="T4"><text:line-break/></text:span><text:span text:style-name="T4">جاگو میرے شہزادوں، کیا بھول گئے ہو</text:span><text:span text:style-name="T4"><text:line-break/></text:span><text:span text:style-name="T4">قدموں پے سر جھکانا</text:span></text:p>
              </table:table-cell>
              <table:table-cell>
                <text:p text:style-name="P3"><text:span text:style-name="T3">7</text:span></text:p>
              </table:table-cell>
              <table:table-cell table:style-name="ce4">
                <text:p text:style-name="P2"><text:span text:style-name="T2">Tazeem ki khatir, kyon uthte nahin ab beta</text:span><text:span text:style-name="T2"><text:line-break/></text:span><text:span text:style-name="T2">Dekho to sarhaane, aaye hain mere bhaiya</text:span><text:span text:style-name="T2"><text:line-break/></text:span><text:span text:style-name="T2">Jago mere shehzadon, kya bhool gaye ho</text:span><text:span text:style-name="T2"><text:line-break/></text:span><text:span text:style-name="T2">Qadmon pe sar jhukaana</text:span></text:p>
              </table:table-cell>
              <table:table-cell table:style-name="ce4">
                <text:p text:style-name="P2"><text:span text:style-name="T2">Shabash mere bachon, hoon main tum se raazi</text:span><text:span text:style-name="T2"><text:line-break/></text:span><text:span text:style-name="T2">Yeh keh ke takallum, khamosh hui Shehzadi</text:span><text:span text:style-name="T2"><text:line-break/></text:span><text:span text:style-name="T2">Nezon pe safar kar ke, hamrah hamare</text:span><text:span text:style-name="T2"><text:line-break/></text:span><text:span text:style-name="T2">Tum ko hai Shaam jaana</text:span></text:p>
              </table:table-cell>
              <table:table-cell>
                <text:p text:style-name="P3"><text:span text:style-name="T3">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67.36cm" fo:page-height="171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50:08.950171400</dc:date>
    <meta:editing-duration>PT37M14S</meta:editing-duration>
    <meta:editing-cycles>8</meta:editing-cycles>
    <meta:generator>LibreOffice/25.2.4.3$Windows_X86_64 LibreOffice_project/33e196637044ead23f5c3226cde09b47731f7e27</meta:generator>
    <meta:document-statistic meta:object-count="1"/>
  </office:meta>
</office:document-meta>
</file>